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7d34c" officeooo:paragraph-rsid="0017d34c"/>
    </style:style>
    <style:style style:name="P2" style:family="paragraph" style:parent-style-name="Standard">
      <style:paragraph-properties fo:text-align="start" style:justify-single-word="false"/>
      <style:text-properties officeooo:paragraph-rsid="00553ebd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553ebd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555bd4" officeooo:paragraph-rsid="00555bd4"/>
    </style:style>
    <style:style style:name="P5" style:family="paragraph" style:parent-style-name="Standard">
      <style:paragraph-properties fo:text-align="start" style:justify-single-word="false"/>
      <style:text-properties officeooo:rsid="00568818" officeooo:paragraph-rsid="00568818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56d2bf" officeooo:paragraph-rsid="0056d2bf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57b3e0" officeooo:paragraph-rsid="0057b3e0"/>
    </style:style>
    <style:style style:name="P8" style:family="paragraph" style:parent-style-name="Standard">
      <style:paragraph-properties fo:text-align="start" style:justify-single-word="false"/>
      <style:text-properties officeooo:rsid="0057b3e0" officeooo:paragraph-rsid="0057b3e0"/>
    </style:style>
    <style:style style:name="P9" style:family="paragraph" style:parent-style-name="Standard">
      <style:paragraph-properties fo:text-align="start" style:justify-single-word="false"/>
      <style:text-properties officeooo:rsid="0058785a" officeooo:paragraph-rsid="0058785a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58785a" officeooo:paragraph-rsid="0058785a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5a0b6c" officeooo:paragraph-rsid="005a0b6c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5b46e6" officeooo:paragraph-rsid="005b46e6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5b46e6" officeooo:paragraph-rsid="005b46e6" fo:background-color="#ffff00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5c30f2" officeooo:paragraph-rsid="005c30f2" fo:background-color="transparent"/>
    </style:style>
    <style:style style:name="T1" style:family="text">
      <style:text-properties officeooo:rsid="00553ebd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553ebd"/>
    </style:style>
    <style:style style:name="T4" style:family="text">
      <style:text-properties style:font-name="Calibri" officeooo:rsid="00555bd4"/>
    </style:style>
    <style:style style:name="T5" style:family="text">
      <style:text-properties style:font-name="Calibri" officeooo:rsid="00555bd4" fo:background-color="#ffff00" loext:char-shading-value="0"/>
    </style:style>
    <style:style style:name="T6" style:family="text">
      <style:text-properties style:font-name="Calibri" officeooo:rsid="005c30f2"/>
    </style:style>
    <style:style style:name="T7" style:family="text">
      <style:text-properties style:font-name="Calibri" officeooo:rsid="005c7a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<text:span text:style-name="T1">18/05/16</text:span> – Lisandrea</text:p>
      <text:list xml:id="list6786018017777292374" text:style-name="L2">
        <text:list-header>
          <text:p text:style-name="P3"><text:span text:style-name="T3"/></text:p>
        </text:list-header>
      </text:list>
      <text:p text:style-name="P2"><text:span text:style-name="T3">Onde será melhor alocar os CID’s?</text:span></text:p>
      <text:list xml:id="list113813909682251" text:continue-numbering="true" text:style-name="L2">
        <text:list-item>
          <text:p text:style-name="P3"><text:span text:style-name="T3">N</text:span><text:span text:style-name="T4">a ficha de</text:span><text:span text:style-name="T3"> acolhimento (muito importante)</text:span></text:p>
        </text:list-item>
        <text:list-item>
          <text:p text:style-name="P3"><text:span text:style-name="T3">O CID pode mudar: </text:span><text:span text:style-name="T4">(</text:span><text:span text:style-name="T5">pode ser alterado na atividade?</text:span><text:span text:style-name="T4">)</text:span></text:p>
        </text:list-item>
        <text:list-item>
          <text:p text:style-name="P4"><text:span text:style-name="T4">P</text:span><text:span text:style-name="T2">ensar no “Salvar como” </text:span></text:p>
        </text:list-item>
      </text:list>
      <text:p text:style-name="P2"><text:span text:style-name="T3"/></text:p>
      <text:p text:style-name="P5"><text:span text:style-name="T3">É </text:span><text:span text:style-name="T2">necessário o nome do responsável pela alta numa atividade do usuário</text:span></text:p>
      <text:list xml:id="list113812617053158" text:continue-numbering="true" text:style-name="L2">
        <text:list-item>
          <text:p text:style-name="P6"><text:span text:style-name="T2">Não, pois o responsável pela alta é o responsável pela atividade</text:span></text:p>
        </text:list-item>
        <text:list-item>
          <text:p text:style-name="P7"><text:span text:style-name="T2">Colocar na tela do usuário um local para dar “Ok” nas atividades registradas em seu nome</text:span></text:p>
        </text:list-item>
      </text:list>
      <text:p text:style-name="P8"><text:span text:style-name="T2"/></text:p>
      <text:p text:style-name="P8"><text:span text:style-name="T2">Número Cadastro: ID temporário, número USE, CNS...</text:span></text:p>
      <text:p text:style-name="P8"><text:span text:style-name="T2"/></text:p>
      <text:p text:style-name="P9"><text:span text:style-name="T2">Quais filtros serão utilizados no prontuário do usuário? Quais informações serão mostradas após a busca do prontuário</text:span></text:p>
      <text:list xml:id="list699169923017361309" text:style-name="L3">
        <text:list-item>
          <text:p text:style-name="P10"><text:span text:style-name="T2">Prontuário é o conjunto de Capa + demais páginas</text:span></text:p>
        </text:list-item>
        <text:list-item>
          <text:p text:style-name="P10"><text:span text:style-name="T2">Folha de evolução: documento feito de ementas </text:span><text:span text:style-name="T6">(cronológico)</text:span></text:p>
        </text:list-item>
        <text:list-item>
          <text:p text:style-name="P11"><text:span text:style-name="T2">Há legislação que regule o conteúdo do registro do prontuário?</text:span></text:p>
        </text:list-item>
        <text:list-item>
          <text:p text:style-name="P12"><text:span text:style-name="T2">A evolução é por atividade?</text:span></text:p>
        </text:list-item>
        <text:list-item>
          <text:p text:style-name="P13"><text:span text:style-name="T2">Chamar a comissão de prontuário</text:span></text:p>
        </text:list-item>
        <text:list-item>
          <text:p text:style-name="P14"><text:span text:style-name="T2">Evolução da Atividade e Evolução Geral </text:span><text:span text:style-name="T7">(histórico) </text:span><text:span text:style-name="T2">→ Formas de consultar a folha de evoluçã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2.2$Windows_x86 LibreOffice_project/d3bf12ecb743fc0d20e0be0c58ca359301eb705f</meta:generator>
    <dc:date>2016-05-18T11:38:12.074000000</dc:date>
    <meta:editing-duration>PT3H46M48S</meta:editing-duration>
    <meta:editing-cycles>26</meta:editing-cycles>
    <meta:document-statistic meta:table-count="0" meta:image-count="0" meta:object-count="0" meta:page-count="1" meta:paragraph-count="17" meta:word-count="155" meta:character-count="898" meta:non-whitespace-character-count="769"/>
  </office:meta>
</office:document-meta>
</file>